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08000000088634E824F4CAB8FC.png" manifest:media-type="image/png"/>
  <manifest:file-entry manifest:full-path="Pictures/10000000000000080000000803DD7713E06BBFF5.png" manifest:media-type="image/png"/>
  <manifest:file-entry manifest:full-path="Pictures/10000000000000080000000861896D154DCC925D.png" manifest:media-type="image/png"/>
  <manifest:file-entry manifest:full-path="Pictures/100000000000000800000008E8EC84D0FA20A918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bitmap" draw:fill-image-name="_32_0_20_Percent" draw:textarea-horizontal-align="justify" draw:textarea-vertical-align="middle" draw:auto-grow-height="false" fo:min-height="1.15cm" fo:min-width="1.1cm"/>
    </style:style>
    <style:style style:name="gr2" style:family="graphic" style:parent-style-name="standard">
      <style:graphic-properties draw:fill="bitmap" draw:fill-image-name="_35__20_Percent" draw:textarea-horizontal-align="justify" draw:textarea-vertical-align="middle" draw:auto-grow-height="false" fo:min-height="1.15cm" fo:min-width="1.1cm"/>
    </style:style>
    <style:style style:name="gr3" style:family="graphic" style:parent-style-name="standard">
      <style:graphic-properties draw:fill="bitmap" draw:fill-image-name="Light_20_Downward_20_Diagonal" draw:textarea-horizontal-align="justify" draw:textarea-vertical-align="middle" draw:auto-grow-height="false" fo:min-height="1.15cm" fo:min-width="1.1cm"/>
    </style:style>
    <style:style style:name="P1" style:family="paragraph">
      <style:paragraph-properties fo:text-align="center"/>
      <style:text-properties fo:font-size="18pt" style:text-underline-style="none" style:font-size-asian="18pt" style:font-size-complex="18pt"/>
    </style:style>
    <style:style style:name="P2" style:family="paragraph">
      <loext:graphic-properties draw:fill="bitmap" draw:fill-image-name="_32_0_20_Percent"/>
      <style:paragraph-properties fo:text-align="center"/>
      <style:text-properties fo:font-size="18pt" style:text-underline-style="none" style:font-size-asian="18pt" style:font-size-complex="18pt"/>
    </style:style>
    <style:style style:name="P3" style:family="paragraph">
      <loext:graphic-properties draw:fill="bitmap" draw:fill-image-name="_35__20_Percent"/>
      <style:paragraph-properties fo:text-align="center"/>
      <style:text-properties fo:font-size="18pt" style:text-underline-style="none" style:font-size-asian="18pt" style:font-size-complex="18pt"/>
    </style:style>
    <style:style style:name="P4" style:family="paragraph">
      <loext:graphic-properties draw:fill="bitmap" draw:fill-image-name="Light_20_Downward_20_Diagonal"/>
      <style:paragraph-properties fo:text-align="center"/>
      <style:text-properties fo:font-size="18pt" style:text-underline-style="none" style:font-size-asian="18pt" style:font-size-complex="18pt"/>
    </style:style>
    <style:style style:name="T1" style:family="text">
      <style:text-properties fo:font-size="18pt" style:text-underline-style="none" style:font-size-asian="18pt" style:font-size-complex="18pt"/>
    </style:style>
    <style:style style:name="T2" style:family="text">
      <style:text-properties style:text-position="-33% 58%" fo:font-size="18pt" style:text-underline-style="none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1.6cm" svg:height="1.4cm" svg:x="2.2cm" svg:y="1.899cm">
            <text:p text:style-name="P1"><text:span text:style-name="T1">a</text:span><text:span text:style-name="T2">1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6cm" svg:height="1.4cm" svg:x="7.7cm" svg:y="1.899cm">
            <text:p text:style-name="P1"><text:span text:style-name="T1">a</text:span><text:span text:style-name="T2">14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6cm" svg:height="1.4cm" svg:x="5.868cm" svg:y="1.9cm">
            <text:p text:style-name="P1"><text:span text:style-name="T1">a</text:span><text:span text:style-name="T2">13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6cm" svg:height="1.4cm" svg:x="4.034cm" svg:y="1.898cm">
            <text:p text:style-name="P1"><text:span text:style-name="T1">a</text:span><text:span text:style-name="T2">1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3" draw:layer="layout" svg:width="1.6cm" svg:height="1.4cm" svg:x="2.2cm" svg:y="3.55cm">
            <text:p text:style-name="P1"><text:span text:style-name="T1">a</text:span><text:span text:style-name="T2">2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6cm" svg:height="1.4cm" svg:x="7.7cm" svg:y="3.55cm">
            <text:p text:style-name="P1"><text:span text:style-name="T1">a</text:span><text:span text:style-name="T2">24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6cm" svg:height="1.4cm" svg:x="5.868cm" svg:y="3.551cm">
            <text:p text:style-name="P1"><text:span text:style-name="T1">a</text:span><text:span text:style-name="T2">23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6cm" svg:height="1.4cm" svg:x="4.034cm" svg:y="3.549cm">
            <text:p text:style-name="P1"><text:span text:style-name="T1">a</text:span><text:span text:style-name="T2">2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1.6cm" svg:height="1.4cm" svg:x="2.2cm" svg:y="5.199cm">
            <text:p text:style-name="P1"><text:span text:style-name="T1">a</text:span><text:span text:style-name="T2">3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.6cm" svg:height="1.4cm" svg:x="7.7cm" svg:y="5.199cm">
            <text:p text:style-name="P1"><text:span text:style-name="T1">a</text:span><text:span text:style-name="T2">3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.6cm" svg:height="1.4cm" svg:x="5.868cm" svg:y="5.2cm">
            <text:p text:style-name="P1"><text:span text:style-name="T1">a</text:span><text:span text:style-name="T2">3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.6cm" svg:height="1.4cm" svg:x="4.034cm" svg:y="5.198cm">
            <text:p text:style-name="P1"><text:span text:style-name="T1">a</text:span><text:span text:style-name="T2">3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1.6cm" svg:height="1.4cm" svg:x="2.2cm" svg:y="9.399cm">
            <text:p text:style-name="P1"><text:span text:style-name="T1">a</text:span><text:span text:style-name="T2">1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6cm" svg:height="1.4cm" svg:x="7.682cm" svg:y="9.399cm">
            <text:p text:style-name="P1"><text:span text:style-name="T1">a</text:span><text:span text:style-name="T2">14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6cm" svg:height="1.4cm" svg:x="5.855cm" svg:y="9.398cm">
            <text:p text:style-name="P1"><text:span text:style-name="T1">a</text:span><text:span text:style-name="T2">13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6cm" svg:height="1.4cm" svg:x="4.027cm" svg:y="9.397cm">
            <text:p text:style-name="P1"><text:span text:style-name="T1">a</text:span><text:span text:style-name="T2">12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6cm" svg:height="1.4cm" svg:x="9.51cm" svg:y="9.398cm">
            <text:p text:style-name="P1"><text:span text:style-name="T1">a</text:span><text:span text:style-name="T2">2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6cm" svg:height="1.4cm" svg:x="14.992cm" svg:y="9.398cm">
            <text:p text:style-name="P1"><text:span text:style-name="T1">a</text:span><text:span text:style-name="T2">24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6cm" svg:height="1.4cm" svg:x="13.165cm" svg:y="9.4cm">
            <text:p text:style-name="P1"><text:span text:style-name="T1">a</text:span><text:span text:style-name="T2">23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6cm" svg:height="1.4cm" svg:x="11.337cm" svg:y="9.396cm">
            <text:p text:style-name="P1"><text:span text:style-name="T1">a</text:span><text:span text:style-name="T2">2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.6cm" svg:height="1.4cm" svg:x="16.82cm" svg:y="9.397cm">
            <text:p text:style-name="P1"><text:span text:style-name="T1">a</text:span><text:span text:style-name="T2">3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.6cm" svg:height="1.4cm" svg:x="22.3cm" svg:y="9.397cm">
            <text:p text:style-name="P1"><text:span text:style-name="T1">a</text:span><text:span text:style-name="T2">3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.6cm" svg:height="1.4cm" svg:x="20.475cm" svg:y="9.399cm">
            <text:p text:style-name="P1"><text:span text:style-name="T1">a</text:span><text:span text:style-name="T2">3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.6cm" svg:height="1.4cm" svg:x="18.647cm" svg:y="9.396cm">
            <text:p text:style-name="P1"><text:span text:style-name="T1">a</text:span><text:span text:style-name="T2">3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1.6cm" svg:height="1.4cm" svg:x="2.1cm" svg:y="13.3cm">
            <text:p text:style-name="P1"><text:span text:style-name="T1">a</text:span><text:span text:style-name="T2">1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6cm" svg:height="1.4cm" svg:x="18.629cm" svg:y="13.302cm">
            <text:p text:style-name="P1"><text:span text:style-name="T1">a</text:span><text:span text:style-name="T2">14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6cm" svg:height="1.4cm" svg:x="13.119cm" svg:y="13.302cm">
            <text:p text:style-name="P1"><text:span text:style-name="T1">a</text:span><text:span text:style-name="T2">13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6cm" svg:height="1.4cm" svg:x="7.61cm" svg:y="13.301cm">
            <text:p text:style-name="P1"><text:span text:style-name="T1">a</text:span><text:span text:style-name="T2">12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6cm" svg:height="1.4cm" svg:x="3.937cm" svg:y="13.301cm">
            <text:p text:style-name="P1"><text:span text:style-name="T1">a</text:span><text:span text:style-name="T2">2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6cm" svg:height="1.4cm" svg:x="20.465cm" svg:y="13.301cm">
            <text:p text:style-name="P1"><text:span text:style-name="T1">a</text:span><text:span text:style-name="T2">24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6cm" svg:height="1.4cm" svg:x="14.956cm" svg:y="13.301cm">
            <text:p text:style-name="P1"><text:span text:style-name="T1">a</text:span><text:span text:style-name="T2">23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6cm" svg:height="1.4cm" svg:x="9.446cm" svg:y="13.301cm">
            <text:p text:style-name="P1"><text:span text:style-name="T1">a</text:span><text:span text:style-name="T2">2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.6cm" svg:height="1.4cm" svg:x="5.773cm" svg:y="13.301cm">
            <text:p text:style-name="P1"><text:span text:style-name="T1">a</text:span><text:span text:style-name="T2">3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.6cm" svg:height="1.4cm" svg:x="22.3cm" svg:y="13.3cm">
            <text:p text:style-name="P1"><text:span text:style-name="T1">a</text:span><text:span text:style-name="T2">3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.6cm" svg:height="1.4cm" svg:x="16.792cm" svg:y="13.3cm">
            <text:p text:style-name="P1"><text:span text:style-name="T1">a</text:span><text:span text:style-name="T2">3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.6cm" svg:height="1.4cm" svg:x="11.283cm" svg:y="13.3cm">
            <text:p text:style-name="P1"><text:span text:style-name="T1">a</text:span><text:span text:style-name="T2">32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fill-image draw:name="_32_0_20_Percent" draw:display-name="20 Percent" xlink:href="Pictures/100000000000000800000008E8EC84D0FA20A918.png" xlink:type="simple" xlink:show="embed" xlink:actuate="onLoad"/>
    <draw:fill-image draw:name="_32_5_20_Percent" draw:display-name="25 Percent" xlink:href="Pictures/10000000000000080000000861896D154DCC925D.png" xlink:type="simple" xlink:show="embed" xlink:actuate="onLoad"/>
    <draw:fill-image draw:name="_35__20_Percent" draw:display-name="5 Percent" xlink:href="Pictures/10000000000000080000000803DD7713E06BBFF5.png" xlink:type="simple" xlink:show="embed" xlink:actuate="onLoad"/>
    <draw:fill-image draw:name="Light_20_Downward_20_Diagonal" draw:display-name="Light Downward Diagonal" xlink:href="Pictures/1000000000000008000000088634E824F4CAB8F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7T18:56:30.609296132</meta:creation-date>
    <dc:date>2019-02-07T19:14:32.478051669</dc:date>
    <meta:editing-duration>PT7M51S</meta:editing-duration>
    <meta:editing-cycles>1</meta:editing-cycles>
    <meta:document-statistic meta:object-count="41"/>
    <meta:generator>LibreOffice/6.0.2.1$Linux_X86_64 LibreOffice_project/00m0$Build-1</meta:generator>
  </office:meta>
</office:document-meta>
</file>